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49in" svg:x="7.8043in" svg:y="0.4079in">
            <draw:object draw:notify-on-update-of-ranges="Sheet1.D5:Sheet1.D5 Sheet1.D6:Sheet1.D10 Sheet1.E5:Sheet1.E5 Sheet1.E6:Sheet1.E10 Sheet1.D5:Sheet1.D5 Sheet1.D6:Sheet1.D10 Sheet1.F5:Sheet1.F5 Sheet1.F6:Sheet1.F10 Sheet1.D5:Sheet1.D5 Sheet1.D6:Sheet1.D10 Sheet1.G5:Sheet1.G5 Sheet1.G6:Sheet1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49in" svg:x="0.9331in" svg:y="0.3768in">
            <draw:object draw:notify-on-update-of-ranges="Sheet1.D14:Sheet1.D14 Sheet1.D15:Sheet1.D18 Sheet1.E14:Sheet1.E14 Sheet1.E15:Sheet1.E18 Sheet1.D14:Sheet1.D14 Sheet1.D15:Sheet1.D18 Sheet1.F14:Sheet1.F14 Sheet1.F15:Sheet1.F18 Sheet1.D14:Sheet1.D14 Sheet1.D15:Sheet1.D18 Sheet1.G14:Sheet1.G14 Sheet1.G15:Sheet1.G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tance (cm)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Without Encoder</text:p>
          </table:table-cell>
          <table:table-cell table:style-name="ce1" office:value-type="string" calcext:value-type="string">
            <text:p>With Encoder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6.2" calcext:value-type="float">
            <text:p>6.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19.5" calcext:value-type="float">
            <text:p>19.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5.2" calcext:value-type="float">
            <text:p>35.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gle (rad)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Without Encoder</text:p>
          </table:table-cell>
          <table:table-cell table:style-name="ce1" office:value-type="string" calcext:value-type="string">
            <text:p>With Encoder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.57" calcext:value-type="float">
            <text:p>1.57</text:p>
          </table:table-cell>
          <table:table-cell table:formula="of:=2*3.14*15/360" office:value-type="float" office:value="0.261666666666667" calcext:value-type="float">
            <text:p>0.2616666667</text:p>
          </table:table-cell>
          <table:table-cell table:style-name="ce1" table:formula="of:=2*3.14*85.1/360" office:value-type="float" office:value="1.48452222222222" calcext:value-type="float">
            <text:p>1.484522222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.14" calcext:value-type="float">
            <text:p>3.14</text:p>
          </table:table-cell>
          <table:table-cell table:formula="of:=2*3.14*34/360" office:value-type="float" office:value="0.593111111111111" calcext:value-type="float">
            <text:p>0.5931111111</text:p>
          </table:table-cell>
          <table:table-cell table:style-name="ce1" table:formula="of:=2*3.14*178.8/360" office:value-type="float" office:value="3.11906666666667" calcext:value-type="float">
            <text:p>3.119066666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.71" calcext:value-type="float">
            <text:p>4.71</text:p>
          </table:table-cell>
          <table:table-cell table:formula="of:=2*3.14*50/360" office:value-type="float" office:value="0.872222222222222" calcext:value-type="float">
            <text:p>0.8722222222</text:p>
          </table:table-cell>
          <table:table-cell table:style-name="ce1" table:formula="of:=2*3.14*274/360" office:value-type="float" office:value="4.77977777777778" calcext:value-type="float">
            <text:p>4.779777777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6.28" calcext:value-type="float">
            <text:p>6.28</text:p>
          </table:table-cell>
          <table:table-cell table:formula="of:=2*3.14*70/360" office:value-type="float" office:value="1.22111111111111" calcext:value-type="float">
            <text:p>1.2211111111</text:p>
          </table:table-cell>
          <table:table-cell table:style-name="ce1" table:formula="of:=2*3.14*358/360" office:value-type="float" office:value="6.24511111111111" calcext:value-type="float">
            <text:p>6.2451111111</text:p>
          </table:table-cell>
        </table:table-row>
        <table:table-row table:style-name="ro1">
          <table:table-cell table:number-columns-repeated="6"/>
          <table:table-cell table:style-name="ce1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7:16:37.500596892</meta:creation-date>
    <dc:date>2017-10-05T18:00:59.656553718</dc:date>
    <meta:editing-duration>PT13M55S</meta:editing-duration>
    <meta:editing-cycles>1</meta:editing-cycles>
    <meta:document-statistic meta:table-count="1" meta:cell-count="44" meta:object-count="2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6.887cm" svg:y="0.316cm" chart:style-name="ch2">
          <text:p>Translation</text:p>
        </chart:title>
        <chart:plot-area chart:style-name="ch3" table:cell-range-address="Sheet1.D5:Sheet1.G10" chart:data-source-has-labels="row" svg:x="1.331cm" svg:y="1.275cm" svg:width="14.353cm" svg:height="6.569cm">
          <chartooo:coordinate-region svg:x="1.952cm" svg:y="1.474cm" svg:width="13.545cm" svg:height="5.723cm"/>
          <chart:axis chart:dimension="x" chart:name="primary-x" chart:style-name="ch4">
            <chart:title svg:x="6.492cm" svg:y="8.024cm" chart:style-name="ch5">
              <text:p>commanded distance (cm)</text:p>
            </chart:title>
          </chart:axis>
          <chart:axis chart:dimension="y" chart:name="primary-y" chart:style-name="ch4">
            <chart:title svg:x="0.451cm" svg:y="6.27cm" chart:style-name="ch6">
              <text:p>distance actuated (cm)</text:p>
            </chart:title>
            <chart:grid chart:style-name="ch7" chart:class="major"/>
          </chart:axis>
          <chart:series chart:style-name="ch8" chart:values-cell-range-address="Sheet1.E6:Sheet1.E10" chart:label-cell-address="Sheet1.E5:Sheet1.E5" chart:class="chart:scatter">
            <chart:domain table:cell-range-address="Sheet1.D6:Sheet1.D10"/>
            <chart:data-point chart:repeated="5"/>
          </chart:series>
          <chart:series chart:style-name="ch9" chart:values-cell-range-address="Sheet1.F6:Sheet1.F10" chart:label-cell-address="Sheet1.F5:Sheet1.F5" chart:class="chart:scatter">
            <chart:data-point chart:repeated="5"/>
          </chart:series>
          <chart:series chart:style-name="ch10" chart:values-cell-range-address="Sheet1.G6:Sheet1.G10" chart:label-cell-address="Sheet1.G5:Sheet1.G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ected</text:p>
                <draw:g>
                  <svg:desc>Sheet1.E5:Sheet1.E5</svg:desc>
                </draw:g>
              </table:table-cell>
              <table:table-cell office:value-type="string">
                <text:p>Without Encoder</text:p>
                <draw:g>
                  <svg:desc>Sheet1.F5:Sheet1.F5</svg:desc>
                </draw:g>
              </table:table-cell>
              <table:table-cell office:value-type="string">
                <text:p>With Encoder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6:Sheet1.D10</svg:desc>
                </draw:g>
              </table:table-cell>
              <table:table-cell office:value-type="float" office:value="2">
                <text:p>2</text:p>
                <draw:g>
                  <svg:desc>Sheet1.E6:Sheet1.E10</svg:desc>
                </draw:g>
              </table:table-cell>
              <table:table-cell office:value-type="float" office:value="0.1">
                <text:p>0.1</text:p>
                <draw:g>
                  <svg:desc>Sheet1.F6:Sheet1.F10</svg:desc>
                </draw:g>
              </table:table-cell>
              <table:table-cell office:value-type="float" office:value="3.5">
                <text:p>3.5</text:p>
                <draw:g>
                  <svg:desc>Sheet1.G6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8">
                <text:p>3.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5.2">
                <text:p>3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7.138cm" svg:y="0.316cm" chart:style-name="ch2">
          <text:p>Rotation</text:p>
        </chart:title>
        <chart:plot-area chart:style-name="ch3" table:cell-range-address="Sheet1.D14:Sheet1.G18" chart:data-source-has-labels="row" svg:x="1.331cm" svg:y="1.275cm" svg:width="14.353cm" svg:height="6.569cm">
          <chartooo:coordinate-region svg:x="1.767cm" svg:y="1.474cm" svg:width="13.823cm" svg:height="5.723cm"/>
          <chart:axis chart:dimension="x" chart:name="primary-x" chart:style-name="ch4">
            <chart:title svg:x="6.69cm" svg:y="8.024cm" chart:style-name="ch5">
              <text:p>commanded angle (rad)</text:p>
            </chart:title>
          </chart:axis>
          <chart:axis chart:dimension="y" chart:name="primary-y" chart:style-name="ch4">
            <chart:title svg:x="0.451cm" svg:y="6.071cm" chart:style-name="ch6">
              <text:p>angle actuated (rad)</text:p>
            </chart:title>
            <chart:grid chart:style-name="ch7" chart:class="major"/>
          </chart:axis>
          <chart:series chart:style-name="ch8" chart:values-cell-range-address="Sheet1.E15:Sheet1.E18" chart:label-cell-address="Sheet1.E14:Sheet1.E14" chart:class="chart:scatter">
            <chart:domain table:cell-range-address="Sheet1.D15:Sheet1.D18"/>
            <chart:data-point chart:repeated="4"/>
          </chart:series>
          <chart:series chart:style-name="ch9" chart:values-cell-range-address="Sheet1.F15:Sheet1.F18" chart:label-cell-address="Sheet1.F14:Sheet1.F14" chart:class="chart:scatter">
            <chart:data-point chart:repeated="4"/>
          </chart:series>
          <chart:series chart:style-name="ch10" chart:values-cell-range-address="Sheet1.G15:Sheet1.G18" chart:label-cell-address="Sheet1.G14:Sheet1.G1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ected</text:p>
                <draw:g>
                  <svg:desc>Sheet1.E14:Sheet1.E14</svg:desc>
                </draw:g>
              </table:table-cell>
              <table:table-cell office:value-type="string">
                <text:p>Without Encoder</text:p>
                <draw:g>
                  <svg:desc>Sheet1.F14:Sheet1.F14</svg:desc>
                </draw:g>
              </table:table-cell>
              <table:table-cell office:value-type="string">
                <text:p>With Encoder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">
                <text:p>1.57</text:p>
                <draw:g>
                  <svg:desc>Sheet1.D15:Sheet1.D18</svg:desc>
                </draw:g>
              </table:table-cell>
              <table:table-cell office:value-type="float" office:value="1.57">
                <text:p>1.57</text:p>
                <draw:g>
                  <svg:desc>Sheet1.E15:Sheet1.E18</svg:desc>
                </draw:g>
              </table:table-cell>
              <table:table-cell office:value-type="float" office:value="0.261666666666667">
                <text:p>0.261666666666667</text:p>
                <draw:g>
                  <svg:desc>Sheet1.F15:Sheet1.F18</svg:desc>
                </draw:g>
              </table:table-cell>
              <table:table-cell office:value-type="float" office:value="1.48452222222222">
                <text:p>1.48452222222222</text:p>
                <draw:g>
                  <svg:desc>Sheet1.G15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  <table:table-cell office:value-type="float" office:value="0.593111111111111">
                <text:p>0.593111111111111</text:p>
              </table:table-cell>
              <table:table-cell office:value-type="float" office:value="3.11906666666667">
                <text:p>3.1190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1">
                <text:p>4.71</text:p>
              </table:table-cell>
              <table:table-cell office:value-type="float" office:value="4.71">
                <text:p>4.71</text:p>
              </table:table-cell>
              <table:table-cell office:value-type="float" office:value="0.872222222222222">
                <text:p>0.872222222222222</text:p>
              </table:table-cell>
              <table:table-cell office:value-type="float" office:value="4.77977777777778">
                <text:p>4.779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8">
                <text:p>6.28</text:p>
              </table:table-cell>
              <table:table-cell office:value-type="float" office:value="6.28">
                <text:p>6.28</text:p>
              </table:table-cell>
              <table:table-cell office:value-type="float" office:value="1.22111111111111">
                <text:p>1.22111111111111</text:p>
              </table:table-cell>
              <table:table-cell office:value-type="float" office:value="6.24511111111111">
                <text:p>6.245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